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ackground-color="#e0efd4" fo:border="0.06pt solid #000000"/>
    </style:style>
    <style:style style:name="ce5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7" style:family="table-cell" style:parent-style-name="Default">
      <style:table-cell-properties fo:background-color="#bee3d3" fo:border="0.06pt solid #000000"/>
    </style:style>
    <style:style style:name="ce8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bee3d3" fo:border-left="0.06pt solid #000000" fo:border-right="0.06pt solid #000000" fo:border-top="none"/>
    </style:style>
    <style:style style:name="ce10" style:family="table-cell" style:parent-style-name="Default">
      <style:table-cell-properties fo:background-color="#add58a" fo:border="0.06pt solid #000000"/>
    </style:style>
    <style:style style:name="ce11" style:family="table-cell" style:parent-style-name="Default">
      <style:table-cell-properties fo:border-bottom="none" fo:background-color="#add58a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add58a" fo:border-left="0.06pt solid #000000" fo:border-right="0.06pt solid #000000" fo:border-top="none"/>
    </style:style>
    <style:style style:name="ce13" style:family="table-cell" style:parent-style-name="Default">
      <style:table-cell-properties fo:background-color="#65c295" fo:border="0.06pt solid #000000"/>
    </style:style>
    <style:style style:name="ce14" style:family="table-cell" style:parent-style-name="Default">
      <style:table-cell-properties fo:border-bottom="none" fo:background-color="#65c295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ackground-color="#65c295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ackground-color="#65c295" fo:border-left="0.06pt solid #000000" fo:border-right="0.06pt solid #000000" fo:border-top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35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2" table:default-cell-style-name="ce8"/>
        <table:table-column table:style-name="co2" table:number-columns-repeated="2" table:default-cell-style-name="ce11"/>
        <table:table-column table:style-name="co2" table:number-columns-repeated="2" table:default-cell-style-name="ce14"/>
        <table:table-column table:style-name="co2" table:default-cell-style-name="ce33"/>
        <table:table-column table:style-name="co2" table:default-cell-style-name="Default"/>
        <table:table-row table:style-name="ro1">
          <table:table-cell table:style-name="Default" office:value-type="string" calcext:value-type="string">
            <text:p>GRN value averages per population (N = 100 – dead organisms)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Founder Pop</text:p>
          </table:table-cell>
          <table:table-cell table:style-name="ce1" office:value-type="string" calcext:value-type="string">
            <text:p>Pop1</text:p>
          </table:table-cell>
          <table:table-cell table:style-name="ce4" office:value-type="string" calcext:value-type="string">
            <text:p>Pop2</text:p>
          </table:table-cell>
          <table:table-cell table:style-name="ce7" office:value-type="string" calcext:value-type="string">
            <text:p>Pop3</text:p>
          </table:table-cell>
          <table:table-cell table:style-name="ce10" office:value-type="string" calcext:value-type="string">
            <text:p>Pop4</text:p>
          </table:table-cell>
          <table:table-cell table:style-name="ce10" office:value-type="string" calcext:value-type="string">
            <text:p>Pop5</text:p>
          </table:table-cell>
          <table:table-cell table:style-name="ce13" office:value-type="string" calcext:value-type="string">
            <text:p>Pop6</text:p>
          </table:table-cell>
          <table:table-cell table:style-name="ce13" office:value-type="string" calcext:value-type="string">
            <text:p>Pop7</text:p>
          </table:table-cell>
          <table:table-cell table:style-name="Default"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float" office:value="-0.0645888327948881" calcext:value-type="float">
            <text:p>-0.064588832794888</text:p>
          </table:table-cell>
          <table:table-cell office:value-type="float" office:value="-0.064573501890472" calcext:value-type="float">
            <text:p>-0.064573501890472</text:p>
          </table:table-cell>
          <table:table-cell table:number-columns-repeated="2" office:value-type="float" office:value="-0.0645888327948881" calcext:value-type="float">
            <text:p>-0.064588832794888</text:p>
          </table:table-cell>
          <table:table-cell office:value-type="float" office:value="-0.0645905456223812" calcext:value-type="float">
            <text:p>-0.064590545622381</text:p>
          </table:table-cell>
          <table:table-cell table:number-columns-repeated="2" office:value-type="float" office:value="-0.0645888327948881" calcext:value-type="float">
            <text:p>-0.064588832794888</text:p>
          </table:table-cell>
          <table:table-cell office:value-type="float" office:value="-0.0639429444669392" calcext:value-type="float">
            <text:p>-0.063942944466939</text:p>
          </table:table-cell>
          <table:table-cell office:value-type="string" calcext:value-type="string" table:number-columns-spanned="1" table:number-rows-spanned="10">
            <text:p>g1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.59174639393156" calcext:value-type="float">
            <text:p>1.59174639393156</text:p>
          </table:table-cell>
          <table:covered-table-cell table:style-name="Default"/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0.0136600198707325" calcext:value-type="float">
            <text:p>0.013660019870733</text:p>
          </table:table-cell>
          <table:table-cell table:number-columns-repeated="2" office:value-type="float" office:value="0.508544281069215" calcext:value-type="float">
            <text:p>0.508544281069215</text:p>
          </table:table-cell>
          <table:table-cell office:value-type="float" office:value="0.508596849520782" calcext:value-type="float">
            <text:p>0.508596849520782</text:p>
          </table:table-cell>
          <table:table-cell office:value-type="float" office:value="0.508534797602132" calcext:value-type="float">
            <text:p>0.508534797602132</text:p>
          </table:table-cell>
          <table:table-cell table:number-columns-repeated="3" office:value-type="float" office:value="0.508544281069215" calcext:value-type="float">
            <text:p>0.508544281069215</text:p>
          </table:table-cell>
          <table:covered-table-cell table:style-name="Default"/>
          <table:table-cell office:value-type="string" calcext:value-type="string">
            <text:p>g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 table:style-name="Default"/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12412861608" calcext:value-type="float">
            <text:p>0.793212412861608</text:p>
          </table:table-cell>
          <table:table-cell office:value-type="float" office:value="0.793212358113699" calcext:value-type="float">
            <text:p>0.793212358113699</text:p>
          </table:table-cell>
          <table:table-cell office:value-type="float" office:value="0.793212412861608" calcext:value-type="float">
            <text:p>0.793212412861608</text:p>
          </table:table-cell>
          <table:table-cell office:value-type="float" office:value="0.793112746320977" calcext:value-type="float">
            <text:p>0.793112746320977</text:p>
          </table:table-cell>
          <table:table-cell table:number-columns-repeated="2" office:value-type="float" office:value="0.793212412861608" calcext:value-type="float">
            <text:p>0.793212412861608</text:p>
          </table:table-cell>
          <table:table-cell office:value-type="float" office:value="0.79321242460078" calcext:value-type="float">
            <text:p>0.79321242460078</text:p>
          </table:table-cell>
          <table:covered-table-cell table:style-name="Default"/>
          <table:table-cell office:value-type="string" calcext:value-type="string">
            <text:p>g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covered-table-cell table:style-name="Default"/>
          <table:table-cell table:style-name="ce35" office:value-type="string" calcext:value-type="string">
            <text:p>g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 table:style-name="Default"/>
          <table:table-cell office:value-type="string" calcext:value-type="string">
            <text:p>g7</text:p>
          </table:table-cell>
        </table:table-row>
        <table:table-row table:style-name="ro1">
          <table:table-cell table:number-columns-repeated="4" office:value-type="float" office:value="-1.21243409726344" calcext:value-type="float">
            <text:p>-1.21243409726344</text:p>
          </table:table-cell>
          <table:table-cell office:value-type="float" office:value="-1.2003097562908" calcext:value-type="float">
            <text:p>-1.2003097562908</text:p>
          </table:table-cell>
          <table:table-cell table:number-columns-repeated="3" office:value-type="float" office:value="-1.21243409726344" calcext:value-type="float">
            <text:p>-1.21243409726344</text:p>
          </table:table-cell>
          <table:covered-table-cell table:style-name="Default"/>
          <table:table-cell office:value-type="string" calcext:value-type="string">
            <text:p>g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451765995970111" calcext:value-type="float">
            <text:p>0.451765995970111</text:p>
          </table:table-cell>
          <table:table-cell office:value-type="float" office:value="0.44724833601041" calcext:value-type="float">
            <text:p>0.44724833601041</text:p>
          </table:table-cell>
          <table:table-cell table:number-columns-repeated="4" office:value-type="float" office:value="0.451765995970111" calcext:value-type="float">
            <text:p>0.451765995970111</text:p>
          </table:table-cell>
          <table:covered-table-cell table:style-name="Default"/>
          <table:table-cell office:value-type="string" calcext:value-type="string">
            <text:p>g9</text:p>
          </table:table-cell>
        </table:table-row>
        <table:table-row table:style-name="ro1">
          <table:table-cell office:value-type="float" office:value="-1.23905821537207" calcext:value-type="float">
            <text:p>-1.23905821537207</text:p>
          </table:table-cell>
          <table:table-cell office:value-type="float" office:value="-1.23521238668028" calcext:value-type="float">
            <text:p>-1.23521238668028</text:p>
          </table:table-cell>
          <table:table-cell office:value-type="float" office:value="-1.23525726730775" calcext:value-type="float">
            <text:p>-1.23525726730775</text:p>
          </table:table-cell>
          <table:table-cell office:value-type="float" office:value="-1.23521035795102" calcext:value-type="float">
            <text:p>-1.23521035795102</text:p>
          </table:table-cell>
          <table:table-cell table:number-columns-repeated="2" office:value-type="float" office:value="-1.23525726730775" calcext:value-type="float">
            <text:p>-1.23525726730775</text:p>
          </table:table-cell>
          <table:table-cell office:value-type="float" office:value="-1.22285825437151" calcext:value-type="float">
            <text:p>-1.22285825437151</text:p>
          </table:table-cell>
          <table:table-cell office:value-type="float" office:value="-1.23521035795102" calcext:value-type="float">
            <text:p>-1.23521035795102</text:p>
          </table:table-cell>
          <table:covered-table-cell table:style-name="Default"/>
          <table:table-cell office:value-type="string" calcext:value-type="string">
            <text:p>g10</text:p>
          </table:table-cell>
        </table:table-row>
        <table:table-row table:style-name="ro1">
          <table:table-cell office:value-type="float" office:value="-0.676088900413539" calcext:value-type="float">
            <text:p>-0.676088900413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989837209423604" calcext:value-type="float">
            <text:p>0.009898372094236</text:p>
          </table:table-cell>
          <table:table-cell office:value-type="string" calcext:value-type="string" table:number-columns-spanned="1" table:number-rows-spanned="10">
            <text:p>g2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/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0.330752657227716" calcext:value-type="float">
            <text:p>0.330752657227716</text:p>
          </table:table-cell>
          <table:table-cell table:number-columns-repeated="7" office:value-type="float" office:value="0" calcext:value-type="float">
            <text:p>0</text:p>
          </table:table-cell>
          <table:covered-table-cell/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50919020287273" calcext:value-type="float">
            <text:p>-0.850919020287273</text:p>
          </table:table-cell>
          <table:table-cell office:value-type="float" office:value="-0.842409830084401" calcext:value-type="float">
            <text:p>-0.842409830084401</text:p>
          </table:table-cell>
          <table:table-cell table:number-columns-repeated="5" office:value-type="float" office:value="-0.850919020287273" calcext:value-type="float">
            <text:p>-0.850919020287273</text:p>
          </table:table-cell>
          <table:covered-table-cell/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1.64911402385722" calcext:value-type="float">
            <text:p>1.64911402385722</text:p>
          </table:table-cell>
          <table:table-cell table:number-columns-repeated="4" office:value-type="float" office:value="1.63209481147792" calcext:value-type="float">
            <text:p>1.63209481147792</text:p>
          </table:table-cell>
          <table:table-cell office:value-type="float" office:value="1.61577386336314" calcext:value-type="float">
            <text:p>1.61577386336314</text:p>
          </table:table-cell>
          <table:table-cell table:number-columns-repeated="2" office:value-type="float" office:value="1.63209481147792" calcext:value-type="float">
            <text:p>1.63209481147792</text:p>
          </table:table-cell>
          <table:covered-table-cell/>
          <table:table-cell office:value-type="string" calcext:value-type="string">
            <text:p>g5</text:p>
          </table:table-cell>
        </table:table-row>
        <table:table-row table:style-name="ro1">
          <table:table-cell office:value-type="float" office:value="-0.316667631417403" calcext:value-type="float">
            <text:p>-0.316667631417403</text:p>
          </table:table-cell>
          <table:table-cell table:number-columns-repeated="6" office:value-type="float" office:value="-0.307074406186782" calcext:value-type="float">
            <text:p>-0.307074406186782</text:p>
          </table:table-cell>
          <table:table-cell table:style-name="ce13" office:value-type="float" office:value="-0.307074406186782" calcext:value-type="float">
            <text:p>-0.307074406186782</text:p>
          </table:table-cell>
          <table:covered-table-cell/>
          <table:table-cell table:style-name="ce35" office:value-type="string" calcext:value-type="string">
            <text:p>g6</text:p>
          </table:table-cell>
        </table:table-row>
        <table:table-row table:style-name="ro1">
          <table:table-cell office:value-type="float" office:value="1.22447844150045" calcext:value-type="float">
            <text:p>1.22447844150045</text:p>
          </table:table-cell>
          <table:table-cell table:number-columns-repeated="7" office:value-type="float" office:value="1.24024499730062" calcext:value-type="float">
            <text:p>1.24024499730062</text:p>
          </table:table-cell>
          <table:covered-table-cell/>
          <table:table-cell office:value-type="string" calcext:value-type="string">
            <text:p>g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0.00825275560248936" calcext:value-type="float">
            <text:p>-0.008252755602489</text:p>
          </table:table-cell>
          <table:covered-table-cell/>
          <table:table-cell office:value-type="string" calcext:value-type="string">
            <text:p>g8</text:p>
          </table:table-cell>
        </table:table-row>
        <table:table-row table:style-name="ro1">
          <table:table-cell office:value-type="float" office:value="1.15466471051837" calcext:value-type="float">
            <text:p>1.15466471051837</text:p>
          </table:table-cell>
          <table:table-cell table:number-columns-repeated="7" office:value-type="float" office:value="1.15897012409446" calcext:value-type="float">
            <text:p>1.15897012409446</text:p>
          </table:table-cell>
          <table:covered-table-cell/>
          <table:table-cell office:value-type="string" calcext:value-type="string">
            <text:p>g9</text:p>
          </table:table-cell>
        </table:table-row>
        <table:table-row table:style-name="ro1">
          <table:table-cell office:value-type="float" office:value="0.00604317991112036" calcext:value-type="float">
            <text:p>0.00604317991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79297928832215" calcext:value-type="float">
            <text:p>0.008792979288322</text:p>
          </table:table-cell>
          <table:table-cell office:value-type="float" office:value="0.00334543109060068" calcext:value-type="float">
            <text:p>0.003345431090601</text:p>
          </table:table-cell>
          <table:covered-table-cell/>
          <table:table-cell office:value-type="string" calcext:value-type="string">
            <text:p>g10</text:p>
          </table:table-cell>
        </table:table-row>
        <table:table-row table:style-name="ro1">
          <table:table-cell office:value-type="float" office:value="-0.956285502199875" calcext:value-type="float">
            <text:p>-0.956285502199875</text:p>
          </table:table-cell>
          <table:table-cell office:value-type="float" office:value="-0.960363227737081" calcext:value-type="float">
            <text:p>-0.960363227737081</text:p>
          </table:table-cell>
          <table:table-cell office:value-type="float" office:value="-0.95075959545971" calcext:value-type="float">
            <text:p>-0.95075959545971</text:p>
          </table:table-cell>
          <table:table-cell table:number-columns-repeated="2" office:value-type="float" office:value="-0.960363227737081" calcext:value-type="float">
            <text:p>-0.960363227737081</text:p>
          </table:table-cell>
          <table:table-cell office:value-type="float" office:value="-0.96036717258478" calcext:value-type="float">
            <text:p>-0.96036717258478</text:p>
          </table:table-cell>
          <table:table-cell office:value-type="float" office:value="-0.960363227737081" calcext:value-type="float">
            <text:p>-0.960363227737081</text:p>
          </table:table-cell>
          <table:table-cell office:value-type="float" office:value="-0.960304826939659" calcext:value-type="float">
            <text:p>-0.960304826939659</text:p>
          </table:table-cell>
          <table:table-cell office:value-type="string" calcext:value-type="string" table:number-columns-spanned="1" table:number-rows-spanned="10">
            <text:p>g3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/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403600352217" calcext:value-type="float">
            <text:p>1.02403600352217</text:p>
          </table:table-cell>
          <table:table-cell table:number-columns-repeated="6" office:value-type="float" office:value="1.03448535049689" calcext:value-type="float">
            <text:p>1.03448535049689</text:p>
          </table:table-cell>
          <table:covered-table-cell/>
          <table:table-cell office:value-type="string" calcext:value-type="string">
            <text:p>g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417141716492744" calcext:value-type="float">
            <text:p>0.004171417164927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0.698381331155632" calcext:value-type="float">
            <text:p>0.698381331155632</text:p>
          </table:table-cell>
          <table:table-cell office:value-type="float" office:value="0.705159344888012" calcext:value-type="float">
            <text:p>0.705159344888012</text:p>
          </table:table-cell>
          <table:table-cell office:value-type="float" office:value="0.705059608357833" calcext:value-type="float">
            <text:p>0.705059608357833</text:p>
          </table:table-cell>
          <table:table-cell office:value-type="float" office:value="0.698107751439132" calcext:value-type="float">
            <text:p>0.698107751439132</text:p>
          </table:table-cell>
          <table:table-cell office:value-type="float" office:value="0.705159344888012" calcext:value-type="float">
            <text:p>0.705159344888012</text:p>
          </table:table-cell>
          <table:table-cell office:value-type="float" office:value="0.705104461351752" calcext:value-type="float">
            <text:p>0.705104461351752</text:p>
          </table:table-cell>
          <table:table-cell office:value-type="float" office:value="0.705159344888012" calcext:value-type="float">
            <text:p>0.705159344888012</text:p>
          </table:table-cell>
          <table:table-cell office:value-type="float" office:value="0.705119099309145" calcext:value-type="float">
            <text:p>0.705119099309145</text:p>
          </table:table-cell>
          <table:covered-table-cell/>
          <table:table-cell office:value-type="string" calcext:value-type="string">
            <text:p>g5</text:p>
          </table:table-cell>
        </table:table-row>
        <table:table-row table:style-name="ro1">
          <table:table-cell office:value-type="float" office:value="1.45385410838995" calcext:value-type="float">
            <text:p>1.4538541083899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covered-table-cell/>
          <table:table-cell table:style-name="ce35" office:value-type="string" calcext:value-type="string">
            <text:p>g6</text:p>
          </table:table-cell>
        </table:table-row>
        <table:table-row table:style-name="ro1">
          <table:table-cell office:value-type="float" office:value="1.74407812862694" calcext:value-type="float">
            <text:p>1.74407812862694</text:p>
          </table:table-cell>
          <table:table-cell table:number-columns-repeated="5" office:value-type="float" office:value="1.74408477096941" calcext:value-type="float">
            <text:p>1.74408477096941</text:p>
          </table:table-cell>
          <table:table-cell office:value-type="float" office:value="1.72664392325971" calcext:value-type="float">
            <text:p>1.72664392325971</text:p>
          </table:table-cell>
          <table:table-cell office:value-type="float" office:value="1.74408477096941" calcext:value-type="float">
            <text:p>1.74408477096941</text:p>
          </table:table-cell>
          <table:covered-table-cell/>
          <table:table-cell office:value-type="string" calcext:value-type="string">
            <text:p>g7</text:p>
          </table:table-cell>
        </table:table-row>
        <table:table-row table:style-name="ro1">
          <table:table-cell office:value-type="float" office:value="1.21234597676116" calcext:value-type="float">
            <text:p>1.21234597676116</text:p>
          </table:table-cell>
          <table:table-cell office:value-type="float" office:value="1.18060501993263" calcext:value-type="float">
            <text:p>1.18060501993263</text:p>
          </table:table-cell>
          <table:table-cell office:value-type="float" office:value="1.20494739147763" calcext:value-type="float">
            <text:p>1.20494739147763</text:p>
          </table:table-cell>
          <table:table-cell office:value-type="float" office:value="1.19289791756286" calcext:value-type="float">
            <text:p>1.19289791756286</text:p>
          </table:table-cell>
          <table:table-cell office:value-type="float" office:value="1.20497144926666" calcext:value-type="float">
            <text:p>1.20497144926666</text:p>
          </table:table-cell>
          <table:table-cell table:number-columns-repeated="3" office:value-type="float" office:value="1.20494739147763" calcext:value-type="float">
            <text:p>1.20494739147763</text:p>
          </table:table-cell>
          <table:covered-table-cell/>
          <table:table-cell office:value-type="string" calcext:value-type="string">
            <text:p>g8</text:p>
          </table:table-cell>
        </table:table-row>
        <table:table-row table:style-name="ro1">
          <table:table-cell office:value-type="float" office:value="-1.91653856669616" calcext:value-type="float">
            <text:p>-1.91653856669616</text:p>
          </table:table-cell>
          <table:table-cell office:value-type="float" office:value="-1.92883248277354" calcext:value-type="float">
            <text:p>-1.92883248277354</text:p>
          </table:table-cell>
          <table:table-cell office:value-type="float" office:value="-1.90954415794581" calcext:value-type="float">
            <text:p>-1.90954415794581</text:p>
          </table:table-cell>
          <table:table-cell table:number-columns-repeated="2" office:value-type="float" office:value="-1.92883248277354" calcext:value-type="float">
            <text:p>-1.92883248277354</text:p>
          </table:table-cell>
          <table:table-cell office:value-type="float" office:value="-1.90954415794581" calcext:value-type="float">
            <text:p>-1.90954415794581</text:p>
          </table:table-cell>
          <table:table-cell table:number-columns-repeated="2" office:value-type="float" office:value="-1.92883248277354" calcext:value-type="float">
            <text:p>-1.92883248277354</text:p>
          </table:table-cell>
          <table:covered-table-cell/>
          <table:table-cell office:value-type="string" calcext:value-type="string">
            <text:p>g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-1.16923303951377" calcext:value-type="float">
            <text:p>-1.16923303951377</text:p>
          </table:table-cell>
          <table:covered-table-cell/>
          <table:table-cell office:value-type="string" calcext:value-type="string">
            <text:p>g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046903142447" calcext:value-type="float">
            <text:p>1.28046903142447</text:p>
          </table:table-cell>
          <table:table-cell table:number-columns-repeated="6" office:value-type="float" office:value="1.2804995051997" calcext:value-type="float">
            <text:p>1.2804995051997</text:p>
          </table:table-cell>
          <table:table-cell office:value-type="string" calcext:value-type="string" table:number-columns-spanned="1" table:number-rows-spanned="10">
            <text:p>g4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-0.916049523800282" calcext:value-type="float">
            <text:p>-0.916049523800282</text:p>
          </table:table-cell>
          <table:table-cell office:value-type="float" office:value="0.501871113177407" calcext:value-type="float">
            <text:p>0.501871113177407</text:p>
          </table:table-cell>
          <table:table-cell office:value-type="float" office:value="0.501929839164364" calcext:value-type="float">
            <text:p>0.501929839164364</text:p>
          </table:table-cell>
          <table:table-cell table:number-columns-repeated="5" office:value-type="float" office:value="0.501871113177407" calcext:value-type="float">
            <text:p>0.501871113177407</text:p>
          </table:table-cell>
          <table:covered-table-cell/>
          <table:table-cell office:value-type="string" calcext:value-type="string">
            <text:p>g2</text:p>
          </table:table-cell>
        </table:table-row>
        <table:table-row table:style-name="ro1">
          <table:table-cell table:number-columns-repeated="8" office:value-type="float" office:value="-1.95221622771808" calcext:value-type="float">
            <text:p>-1.95221622771808</text:p>
          </table:table-cell>
          <table:covered-table-cell/>
          <table:table-cell office:value-type="string" calcext:value-type="string">
            <text:p>g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0.0127873885930514" calcext:value-type="float">
            <text:p>-0.012787388593051</text:p>
          </table:table-cell>
          <table:table-cell office:value-type="float" office:value="0.00360177776502119" calcext:value-type="float">
            <text:p>0.003601777765021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4622331801059" calcext:value-type="float">
            <text:p>0.005462233180106</text:p>
          </table:table-cell>
          <table:table-cell table:number-columns-repeated="6" office:value-type="float" office:value="0" calcext:value-type="float">
            <text:p>0</text:p>
          </table:table-cell>
          <table:covered-table-cell/>
          <table:table-cell office:value-type="string" calcext:value-type="string">
            <text:p>g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7089716090092" calcext:value-type="float">
            <text:p>0.00170897160900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covered-table-cell/>
          <table:table-cell table:style-name="ce35" office:value-type="string" calcext:value-type="string">
            <text:p>g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00908633460630979" calcext:value-type="float">
            <text:p>-0.00908633460631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string" calcext:value-type="string">
            <text:p>g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80130024741255" calcext:value-type="float">
            <text:p>-0.008013002474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4188410118767" calcext:value-type="float">
            <text:p>-0.017418841011877</text:p>
          </table:table-cell>
          <table:covered-table-cell/>
          <table:table-cell office:value-type="string" calcext:value-type="string">
            <text:p>g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6020898233528" calcext:value-type="float">
            <text:p>-1.76020898233528</text:p>
          </table:table-cell>
          <table:table-cell office:value-type="float" office:value="-1.77807360851544" calcext:value-type="float">
            <text:p>-1.77807360851544</text:p>
          </table:table-cell>
          <table:table-cell table:number-columns-repeated="5" office:value-type="float" office:value="-1.77817029848156" calcext:value-type="float">
            <text:p>-1.77817029848156</text:p>
          </table:table-cell>
          <table:covered-table-cell/>
          <table:table-cell office:value-type="string" calcext:value-type="string">
            <text:p>g9</text:p>
          </table:table-cell>
        </table:table-row>
        <table:table-row table:style-name="ro1">
          <table:table-cell table:number-columns-repeated="2" office:value-type="float" office:value="-1.9098926879407" calcext:value-type="float">
            <text:p>-1.9098926879407</text:p>
          </table:table-cell>
          <table:table-cell office:value-type="float" office:value="-1.89079376106129" calcext:value-type="float">
            <text:p>-1.89079376106129</text:p>
          </table:table-cell>
          <table:table-cell office:value-type="float" office:value="-1.9098926879407" calcext:value-type="float">
            <text:p>-1.9098926879407</text:p>
          </table:table-cell>
          <table:table-cell office:value-type="float" office:value="-1.90989960892428" calcext:value-type="float">
            <text:p>-1.90989960892428</text:p>
          </table:table-cell>
          <table:table-cell table:number-columns-repeated="2" office:value-type="float" office:value="-1.9098926879407" calcext:value-type="float">
            <text:p>-1.9098926879407</text:p>
          </table:table-cell>
          <table:table-cell office:value-type="float" office:value="-1.90996668750919" calcext:value-type="float">
            <text:p>-1.90996668750919</text:p>
          </table:table-cell>
          <table:covered-table-cell/>
          <table:table-cell office:value-type="string" calcext:value-type="string">
            <text:p>g10</text:p>
          </table:table-cell>
        </table:table-row>
        <table:table-row table:style-name="ro1">
          <table:table-cell office:value-type="float" office:value="-0.146558900692046" calcext:value-type="float">
            <text:p>-0.1465589006920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 table:number-columns-spanned="1" table:number-rows-spanned="10">
            <text:p>g5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87010608570384" calcext:value-type="float">
            <text:p>-0.187010608570384</text:p>
          </table:table-cell>
          <table:table-cell office:value-type="float" office:value="-0.186974028625917" calcext:value-type="float">
            <text:p>-0.186974028625917</text:p>
          </table:table-cell>
          <table:table-cell table:number-columns-repeated="3" office:value-type="float" office:value="-0.187010608570384" calcext:value-type="float">
            <text:p>-0.187010608570384</text:p>
          </table:table-cell>
          <table:table-cell office:value-type="float" office:value="-0.18514050248468" calcext:value-type="float">
            <text:p>-0.18514050248468</text:p>
          </table:table-cell>
          <table:table-cell office:value-type="float" office:value="-0.187010608570384" calcext:value-type="float">
            <text:p>-0.187010608570384</text:p>
          </table:table-cell>
          <table:covered-table-cell/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90596642605" calcext:value-type="float">
            <text:p>1.790596642605</text:p>
          </table:table-cell>
          <table:table-cell table:number-columns-repeated="6" office:value-type="float" office:value="1.8088680369173" calcext:value-type="float">
            <text:p>1.8088680369173</text:p>
          </table:table-cell>
          <table:covered-table-cell/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1.17722430890116" calcext:value-type="float">
            <text:p>1.17722430890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73600373231645" calcext:value-type="float">
            <text:p>0.003736003732316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5340921277411" calcext:value-type="float">
            <text:p>0.385340921277411</text:p>
          </table:table-cell>
          <table:table-cell table:number-columns-repeated="2" office:value-type="float" office:value="0.381487512064637" calcext:value-type="float">
            <text:p>0.381487512064637</text:p>
          </table:table-cell>
          <table:table-cell table:number-columns-repeated="3" office:value-type="float" office:value="0.385340921277411" calcext:value-type="float">
            <text:p>0.385340921277411</text:p>
          </table:table-cell>
          <table:table-cell office:value-type="float" office:value="0.381487512064637" calcext:value-type="float">
            <text:p>0.381487512064637</text:p>
          </table:table-cell>
          <table:covered-table-cell/>
          <table:table-cell office:value-type="string" calcext:value-type="string">
            <text:p>g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covered-table-cell/>
          <table:table-cell table:style-name="ce35" office:value-type="string" calcext:value-type="string">
            <text:p>g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0.0124371754334049" calcext:value-type="float">
            <text:p>-0.01243717543340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office:value-type="string" calcext:value-type="string">
            <text:p>g7</text:p>
          </table:table-cell>
        </table:table-row>
        <table:table-row table:style-name="ro1">
          <table:table-cell office:value-type="float" office:value="0.0161530629693121" calcext:value-type="float">
            <text:p>0.016153062969312</text:p>
          </table:table-cell>
          <table:table-cell table:number-columns-repeated="7" office:value-type="float" office:value="0" calcext:value-type="float">
            <text:p>0</text:p>
          </table:table-cell>
          <table:covered-table-cell/>
          <table:table-cell office:value-type="string" calcext:value-type="string">
            <text:p>g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1191106579225" calcext:value-type="float">
            <text:p>0.01191106579225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office:value-type="string" calcext:value-type="string">
            <text:p>g9</text:p>
          </table:table-cell>
        </table:table-row>
        <table:table-row table:style-name="ro1">
          <table:table-cell office:value-type="float" office:value="-1.95609627667476" calcext:value-type="float">
            <text:p>-1.95609627667476</text:p>
          </table:table-cell>
          <table:table-cell office:value-type="float" office:value="-1.94884111495836" calcext:value-type="float">
            <text:p>-1.94884111495836</text:p>
          </table:table-cell>
          <table:table-cell office:value-type="float" office:value="-1.94869303772909" calcext:value-type="float">
            <text:p>-1.94869303772909</text:p>
          </table:table-cell>
          <table:table-cell office:value-type="float" office:value="-1.9487644873899" calcext:value-type="float">
            <text:p>-1.9487644873899</text:p>
          </table:table-cell>
          <table:table-cell table:number-columns-repeated="2" office:value-type="float" office:value="-1.94869303772909" calcext:value-type="float">
            <text:p>-1.94869303772909</text:p>
          </table:table-cell>
          <table:table-cell table:number-columns-repeated="2" office:value-type="float" office:value="-1.94884111495836" calcext:value-type="float">
            <text:p>-1.94884111495836</text:p>
          </table:table-cell>
          <table:covered-table-cell/>
          <table:table-cell office:value-type="string" calcext:value-type="string">
            <text:p>g1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52682255824291" calcext:value-type="float">
            <text:p>0.000526822558243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10">
            <text:p>g6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167850107003725" calcext:value-type="float">
            <text:p>0.016785010700373</text:p>
          </table:table-cell>
          <table:covered-table-cell/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0019477405892" calcext:value-type="float">
            <text:p>-0.140019477405892</text:p>
          </table:table-cell>
          <table:table-cell office:value-type="float" office:value="-0.140033765107668" calcext:value-type="float">
            <text:p>-0.140033765107668</text:p>
          </table:table-cell>
          <table:table-cell table:number-columns-repeated="5" office:value-type="float" office:value="-0.141448247583503" calcext:value-type="float">
            <text:p>-0.141448247583503</text:p>
          </table:table-cell>
          <table:covered-table-cell/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0.697928436209991" calcext:value-type="float">
            <text:p>0.697928436209991</text:p>
          </table:table-cell>
          <table:table-cell table:number-columns-repeated="7" office:value-type="float" office:value="0" calcext:value-type="float">
            <text:p>0</text:p>
          </table:table-cell>
          <table:covered-table-cell/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1.1934668647393" calcext:value-type="float">
            <text:p>1.1934668647393</text:p>
          </table:table-cell>
          <table:table-cell table:number-columns-repeated="7" office:value-type="float" office:value="1.20065878417075" calcext:value-type="float">
            <text:p>1.20065878417075</text:p>
          </table:table-cell>
          <table:covered-table-cell/>
          <table:table-cell office:value-type="string" calcext:value-type="string">
            <text:p>g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covered-table-cell/>
          <table:table-cell table:style-name="ce35" office:value-type="string" calcext:value-type="string">
            <text:p>g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136445651691718" calcext:value-type="float">
            <text:p>-0.013644565169172</text:p>
          </table:table-cell>
          <table:table-cell table:number-columns-repeated="5" office:value-type="float" office:value="0" calcext:value-type="float">
            <text:p>0</text:p>
          </table:table-cell>
          <table:covered-table-cell/>
          <table:table-cell office:value-type="string" calcext:value-type="string">
            <text:p>g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962794268655352" calcext:value-type="float">
            <text:p>0.009627942686554</text:p>
          </table:table-cell>
          <table:table-cell table:number-columns-repeated="5" office:value-type="float" office:value="0" calcext:value-type="float">
            <text:p>0</text:p>
          </table:table-cell>
          <table:covered-table-cell/>
          <table:table-cell office:value-type="string" calcext:value-type="string">
            <text:p>g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21727160059793" calcext:value-type="float">
            <text:p>-0.032172716005979</text:p>
          </table:table-cell>
          <table:table-cell table:number-columns-repeated="2" office:value-type="float" office:value="-0.0325010090264485" calcext:value-type="float">
            <text:p>-0.032501009026449</text:p>
          </table:table-cell>
          <table:table-cell office:value-type="float" office:value="-0.0325171566441473" calcext:value-type="float">
            <text:p>-0.032517156644147</text:p>
          </table:table-cell>
          <table:table-cell table:number-columns-repeated="2" office:value-type="float" office:value="-0.032175998936184" calcext:value-type="float">
            <text:p>-0.032175998936184</text:p>
          </table:table-cell>
          <table:table-cell office:value-type="float" office:value="-0.0325010090264485" calcext:value-type="float">
            <text:p>-0.032501009026449</text:p>
          </table:table-cell>
          <table:covered-table-cell/>
          <table:table-cell office:value-type="string" calcext:value-type="string">
            <text:p>g9</text:p>
          </table:table-cell>
        </table:table-row>
        <table:table-row table:style-name="ro1">
          <table:table-cell table:number-columns-repeated="6" office:value-type="float" office:value="1.84022134389662" calcext:value-type="float">
            <text:p>1.84022134389662</text:p>
          </table:table-cell>
          <table:table-cell table:style-name="ce15" office:value-type="float" office:value="1.84022134389662" calcext:value-type="float">
            <text:p>1.84022134389662</text:p>
          </table:table-cell>
          <table:table-cell table:style-name="ce15" office:value-type="float" office:value="1.84016852233041" calcext:value-type="float">
            <text:p>1.84016852233041</text:p>
          </table:table-cell>
          <table:covered-table-cell/>
          <table:table-cell office:value-type="string" calcext:value-type="string">
            <text:p>g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843721978038984" calcext:value-type="float">
            <text:p>-0.008437219780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 table:number-columns-spanned="1" table:number-rows-spanned="10">
            <text:p>g7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/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2786039847713" calcext:value-type="float">
            <text:p>-0.372786039847713</text:p>
          </table:table-cell>
          <table:table-cell office:value-type="float" office:value="-0.374464571778904" calcext:value-type="float">
            <text:p>-0.374464571778904</text:p>
          </table:table-cell>
          <table:table-cell office:value-type="float" office:value="-0.372832639428562" calcext:value-type="float">
            <text:p>-0.372832639428562</text:p>
          </table:table-cell>
          <table:table-cell office:value-type="float" office:value="-0.374464571778904" calcext:value-type="float">
            <text:p>-0.374464571778904</text:p>
          </table:table-cell>
          <table:table-cell office:value-type="float" office:value="-0.370734335973029" calcext:value-type="float">
            <text:p>-0.370734335973029</text:p>
          </table:table-cell>
          <table:table-cell table:number-columns-repeated="2" office:value-type="float" office:value="-0.372786039847713" calcext:value-type="float">
            <text:p>-0.372786039847713</text:p>
          </table:table-cell>
          <table:covered-table-cell/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0.00446967130328756" calcext:value-type="float">
            <text:p>0.004469671303288</text:p>
          </table:table-cell>
          <table:table-cell office:value-type="float" office:value="-0.0135427658400271" calcext:value-type="float">
            <text:p>-0.013542765840027</text:p>
          </table:table-cell>
          <table:table-cell table:number-columns-repeated="6" office:value-type="float" office:value="0" calcext:value-type="float">
            <text:p>0</text:p>
          </table:table-cell>
          <table:covered-table-cell/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.85618092087122" calcext:value-type="float">
            <text:p>-1.85618092087122</text:p>
          </table:table-cell>
          <table:table-cell office:value-type="float" office:value="-1.85619284257939" calcext:value-type="float">
            <text:p>-1.85619284257939</text:p>
          </table:table-cell>
          <table:table-cell office:value-type="float" office:value="-1.85618092087122" calcext:value-type="float">
            <text:p>-1.85618092087122</text:p>
          </table:table-cell>
          <table:table-cell office:value-type="float" office:value="-1.85616316600534" calcext:value-type="float">
            <text:p>-1.85616316600534</text:p>
          </table:table-cell>
          <table:table-cell office:value-type="float" office:value="-1.85619284257939" calcext:value-type="float">
            <text:p>-1.85619284257939</text:p>
          </table:table-cell>
          <table:table-cell office:value-type="float" office:value="-1.8376309141536" calcext:value-type="float">
            <text:p>-1.8376309141536</text:p>
          </table:table-cell>
          <table:covered-table-cell/>
          <table:table-cell office:value-type="string" calcext:value-type="string">
            <text:p>g5</text:p>
          </table:table-cell>
        </table:table-row>
        <table:table-row table:style-name="ro1">
          <table:table-cell table:number-columns-repeated="2" office:value-type="float" office:value="0.120669222391809" calcext:value-type="float">
            <text:p>0.120669222391809</text:p>
          </table:table-cell>
          <table:table-cell table:number-columns-repeated="2" office:value-type="float" office:value="0.119462530167891" calcext:value-type="float">
            <text:p>0.119462530167891</text:p>
          </table:table-cell>
          <table:table-cell table:number-columns-repeated="3" office:value-type="float" office:value="0.120669222391809" calcext:value-type="float">
            <text:p>0.120669222391809</text:p>
          </table:table-cell>
          <table:table-cell table:style-name="ce13" office:value-type="float" office:value="0.120669222391809" calcext:value-type="float">
            <text:p>0.120669222391809</text:p>
          </table:table-cell>
          <table:covered-table-cell/>
          <table:table-cell table:style-name="ce35" office:value-type="string" calcext:value-type="string">
            <text:p>g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0.467543955047468" calcext:value-type="float">
            <text:p>-0.467543955047468</text:p>
          </table:table-cell>
          <table:table-cell office:value-type="float" office:value="-0.467638359761682" calcext:value-type="float">
            <text:p>-0.467638359761682</text:p>
          </table:table-cell>
          <table:table-cell office:value-type="float" office:value="-0.467543955047468" calcext:value-type="float">
            <text:p>-0.467543955047468</text:p>
          </table:table-cell>
          <table:table-cell office:value-type="float" office:value="-0.467637094838539" calcext:value-type="float">
            <text:p>-0.467637094838539</text:p>
          </table:table-cell>
          <table:table-cell table:number-columns-repeated="2" office:value-type="float" office:value="-0.467543955047468" calcext:value-type="float">
            <text:p>-0.467543955047468</text:p>
          </table:table-cell>
          <table:covered-table-cell/>
          <table:table-cell office:value-type="string" calcext:value-type="string">
            <text:p>g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9226449759054" calcext:value-type="float">
            <text:p>0.018922644975905</text:p>
          </table:table-cell>
          <table:table-cell table:number-columns-repeated="6" office:value-type="float" office:value="0" calcext:value-type="float">
            <text:p>0</text:p>
          </table:table-cell>
          <table:covered-table-cell/>
          <table:table-cell office:value-type="string" calcext:value-type="string">
            <text:p>g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140131115450809" calcext:value-type="float">
            <text:p>-0.014013111545081</text:p>
          </table:table-cell>
          <table:table-cell table:number-columns-repeated="4" office:value-type="float" office:value="0" calcext:value-type="float">
            <text:p>0</text:p>
          </table:table-cell>
          <table:covered-table-cell/>
          <table:table-cell office:value-type="string" calcext:value-type="string">
            <text:p>g9</text:p>
          </table:table-cell>
        </table:table-row>
        <table:table-row table:style-name="ro1">
          <table:table-cell office:value-type="float" office:value="1.01601185689157" calcext:value-type="float">
            <text:p>1.01601185689157</text:p>
          </table:table-cell>
          <table:table-cell office:value-type="float" office:value="1.01636998907124" calcext:value-type="float">
            <text:p>1.01636998907124</text:p>
          </table:table-cell>
          <table:table-cell office:value-type="float" office:value="1.00620628918053" calcext:value-type="float">
            <text:p>1.00620628918053</text:p>
          </table:table-cell>
          <table:table-cell table:number-columns-repeated="2" office:value-type="float" office:value="1.01636998907124" calcext:value-type="float">
            <text:p>1.01636998907124</text:p>
          </table:table-cell>
          <table:table-cell office:value-type="float" office:value="1.00620628918053" calcext:value-type="float">
            <text:p>1.00620628918053</text:p>
          </table:table-cell>
          <table:table-cell table:number-columns-repeated="2" office:value-type="float" office:value="1.01636998907124" calcext:value-type="float">
            <text:p>1.01636998907124</text:p>
          </table:table-cell>
          <table:covered-table-cell/>
          <table:table-cell office:value-type="string" calcext:value-type="string">
            <text:p>g10</text:p>
          </table:table-cell>
        </table:table-row>
        <table:table-row table:style-name="ro1">
          <table:table-cell table:number-columns-repeated="5" office:value-type="float" office:value="1.59111049642273" calcext:value-type="float">
            <text:p>1.59111049642273</text:p>
          </table:table-cell>
          <table:table-cell office:value-type="float" office:value="1.59108615480673" calcext:value-type="float">
            <text:p>1.59108615480673</text:p>
          </table:table-cell>
          <table:table-cell office:value-type="float" office:value="1.59111049642273" calcext:value-type="float">
            <text:p>1.59111049642273</text:p>
          </table:table-cell>
          <table:table-cell office:value-type="float" office:value="1.59120477407805" calcext:value-type="float">
            <text:p>1.59120477407805</text:p>
          </table:table-cell>
          <table:table-cell office:value-type="string" calcext:value-type="string" table:number-columns-spanned="1" table:number-rows-spanned="10">
            <text:p>g8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0.00946393459482774" calcext:value-type="float">
            <text:p>0.009463934594828</text:p>
          </table:table-cell>
          <table:table-cell table:number-columns-repeated="7" office:value-type="float" office:value="0" calcext:value-type="float">
            <text:p>0</text:p>
          </table:table-cell>
          <table:covered-table-cell/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-0.873476707459743" calcext:value-type="float">
            <text:p>-0.873476707459743</text:p>
          </table:table-cell>
          <table:table-cell office:value-type="float" office:value="-0.87947619502303" calcext:value-type="float">
            <text:p>-0.87947619502303</text:p>
          </table:table-cell>
          <table:table-cell table:number-columns-repeated="2" office:value-type="float" office:value="-0.8706814330728" calcext:value-type="float">
            <text:p>-0.8706814330728</text:p>
          </table:table-cell>
          <table:table-cell table:number-columns-repeated="4" office:value-type="float" office:value="-0.87947619502303" calcext:value-type="float">
            <text:p>-0.87947619502303</text:p>
          </table:table-cell>
          <table:covered-table-cell/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.48239761442279" calcext:value-type="float">
            <text:p>1.48239761442279</text:p>
          </table:table-cell>
          <table:table-cell office:value-type="float" office:value="1.48238140210527" calcext:value-type="float">
            <text:p>1.48238140210527</text:p>
          </table:table-cell>
          <table:covered-table-cell/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0.970661479380207" calcext:value-type="float">
            <text:p>0.970661479380207</text:p>
          </table:table-cell>
          <table:covered-table-cell/>
          <table:table-cell office:value-type="string" calcext:value-type="string">
            <text:p>g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00818629281070082" calcext:value-type="float">
            <text:p>-8.18629281070082E-0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covered-table-cell/>
          <table:table-cell table:style-name="ce35" office:value-type="string" calcext:value-type="string">
            <text:p>g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/>
          <table:table-cell office:value-type="string" calcext:value-type="string">
            <text:p>g7</text:p>
          </table:table-cell>
        </table:table-row>
        <table:table-row table:style-name="ro1">
          <table:table-cell table:number-columns-repeated="4" office:value-type="float" office:value="-1.05658247420121" calcext:value-type="float">
            <text:p>-1.05658247420121</text:p>
          </table:table-cell>
          <table:table-cell office:value-type="float" office:value="-1.0460166494592" calcext:value-type="float">
            <text:p>-1.0460166494592</text:p>
          </table:table-cell>
          <table:table-cell table:number-columns-repeated="3" office:value-type="float" office:value="-1.05658247420121" calcext:value-type="float">
            <text:p>-1.05658247420121</text:p>
          </table:table-cell>
          <table:covered-table-cell/>
          <table:table-cell office:value-type="string" calcext:value-type="string">
            <text:p>g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/>
          <table:table-cell office:value-type="string" calcext:value-type="string">
            <text:p>g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.54646013847021" calcext:value-type="float">
            <text:p>1.54646013847021</text:p>
          </table:table-cell>
          <table:table-cell office:value-type="float" office:value="1.53099553708551" calcext:value-type="float">
            <text:p>1.53099553708551</text:p>
          </table:table-cell>
          <table:table-cell office:value-type="float" office:value="1.54636325039843" calcext:value-type="float">
            <text:p>1.54636325039843</text:p>
          </table:table-cell>
          <table:table-cell table:number-columns-repeated="3" office:value-type="float" office:value="1.54646013847021" calcext:value-type="float">
            <text:p>1.54646013847021</text:p>
          </table:table-cell>
          <table:covered-table-cell/>
          <table:table-cell office:value-type="string" calcext:value-type="string">
            <text:p>g1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 table:number-columns-spanned="1" table:number-rows-spanned="10">
            <text:p>g9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table:number-columns-repeated="6" office:value-type="float" office:value="1.02725367926725" calcext:value-type="float">
            <text:p>1.02725367926725</text:p>
          </table:table-cell>
          <table:table-cell office:value-type="float" office:value="1.01698114247457" calcext:value-type="float">
            <text:p>1.01698114247457</text:p>
          </table:table-cell>
          <table:table-cell office:value-type="float" office:value="1.0272053171235" calcext:value-type="float">
            <text:p>1.0272053171235</text:p>
          </table:table-cell>
          <table:covered-table-cell/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416522951983138" calcext:value-type="float">
            <text:p>0.416522951983138</text:p>
          </table:table-cell>
          <table:table-cell office:value-type="float" office:value="0.412357722463306" calcext:value-type="float">
            <text:p>0.412357722463306</text:p>
          </table:table-cell>
          <table:table-cell office:value-type="float" office:value="0.416522951983138" calcext:value-type="float">
            <text:p>0.416522951983138</text:p>
          </table:table-cell>
          <table:table-cell office:value-type="float" office:value="0.416491247041431" calcext:value-type="float">
            <text:p>0.416491247041431</text:p>
          </table:table-cell>
          <table:table-cell table:number-columns-repeated="2" office:value-type="float" office:value="0.416522951983138" calcext:value-type="float">
            <text:p>0.416522951983138</text:p>
          </table:table-cell>
          <table:covered-table-cell/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-1.09857082237765" calcext:value-type="float">
            <text:p>-1.09857082237765</text:p>
          </table:table-cell>
          <table:table-cell table:number-columns-repeated="3" office:value-type="float" office:value="-1.10966749735117" calcext:value-type="float">
            <text:p>-1.10966749735117</text:p>
          </table:table-cell>
          <table:table-cell office:value-type="float" office:value="-1.09852699123017" calcext:value-type="float">
            <text:p>-1.09852699123017</text:p>
          </table:table-cell>
          <table:table-cell table:number-columns-repeated="3" office:value-type="float" office:value="-1.10966749735117" calcext:value-type="float">
            <text:p>-1.10966749735117</text:p>
          </table:table-cell>
          <table:covered-table-cell/>
          <table:table-cell office:value-type="string" calcext:value-type="string">
            <text:p>g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533173780702737" calcext:value-type="float">
            <text:p>-0.005331737807027</text:p>
          </table:table-cell>
          <table:table-cell table:number-columns-repeated="5" office:value-type="float" office:value="0" calcext:value-type="float">
            <text:p>0</text:p>
          </table:table-cell>
          <table:covered-table-cell/>
          <table:table-cell office:value-type="string" calcext:value-type="string">
            <text:p>g5</text:p>
          </table:table-cell>
        </table:table-row>
        <table:table-row table:style-name="ro1">
          <table:table-cell office:value-type="float" office:value="-0.447163143668875" calcext:value-type="float">
            <text:p>-0.447163143668875</text:p>
          </table:table-cell>
          <table:table-cell office:value-type="float" office:value="-0.44706450572498" calcext:value-type="float">
            <text:p>-0.44706450572498</text:p>
          </table:table-cell>
          <table:table-cell table:number-columns-repeated="5" office:value-type="float" office:value="-0.447163143668875" calcext:value-type="float">
            <text:p>-0.447163143668875</text:p>
          </table:table-cell>
          <table:table-cell table:style-name="ce13" office:value-type="float" office:value="-0.447167357907257" calcext:value-type="float">
            <text:p>-0.447167357907257</text:p>
          </table:table-cell>
          <table:covered-table-cell/>
          <table:table-cell table:style-name="ce35" office:value-type="string" calcext:value-type="string">
            <text:p>g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/>
          <table:table-cell office:value-type="string" calcext:value-type="string">
            <text:p>g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114461350563735" calcext:value-type="float">
            <text:p>0.011446135056374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string" calcext:value-type="string">
            <text:p>g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7796864894571" calcext:value-type="float">
            <text:p>0.007779686489457</text:p>
          </table:table-cell>
          <table:table-cell table:number-columns-repeated="6" office:value-type="float" office:value="0" calcext:value-type="float">
            <text:p>0</text:p>
          </table:table-cell>
          <table:covered-table-cell/>
          <table:table-cell office:value-type="string" calcext:value-type="string">
            <text:p>g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00291445792292182" calcext:value-type="float">
            <text:p>-0.002914457922922</text:p>
          </table:table-cell>
          <table:table-cell office:value-type="float" office:value="0" calcext:value-type="float">
            <text:p>0</text:p>
          </table:table-cell>
          <table:table-cell office:value-type="float" office:value="0.0146423179933597" calcext:value-type="float">
            <text:p>0.01464231799336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string" calcext:value-type="string">
            <text:p>g1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 table:number-columns-spanned="1" table:number-rows-spanned="10">
            <text:p>g10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1.24948053471678" calcext:value-type="float">
            <text:p>1.24948053471678</text:p>
          </table:table-cell>
          <table:table-cell table:number-columns-repeated="7" office:value-type="float" office:value="0" calcext:value-type="float">
            <text:p>0</text:p>
          </table:table-cell>
          <table:covered-table-cell/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1.31977421484147" calcext:value-type="float">
            <text:p>1.31977421484147</text:p>
          </table:table-cell>
          <table:table-cell table:number-columns-repeated="7" office:value-type="float" office:value="0" calcext:value-type="float">
            <text:p>0</text:p>
          </table:table-cell>
          <table:covered-table-cell/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1.58445534951337" calcext:value-type="float">
            <text:p>1.58445534951337</text:p>
          </table:table-cell>
          <table:table-cell office:value-type="float" office:value="1.57842165496042" calcext:value-type="float">
            <text:p>1.57842165496042</text:p>
          </table:table-cell>
          <table:table-cell table:number-columns-repeated="3" office:value-type="float" office:value="1.57850541220369" calcext:value-type="float">
            <text:p>1.57850541220369</text:p>
          </table:table-cell>
          <table:table-cell office:value-type="float" office:value="1.57842582207389" calcext:value-type="float">
            <text:p>1.57842582207389</text:p>
          </table:table-cell>
          <table:table-cell table:number-columns-repeated="2" office:value-type="float" office:value="1.57850541220369" calcext:value-type="float">
            <text:p>1.57850541220369</text:p>
          </table:table-cell>
          <table:covered-table-cell/>
          <table:table-cell office:value-type="string" calcext:value-type="string">
            <text:p>g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/>
          <table:table-cell office:value-type="string" calcext:value-type="string">
            <text:p>g5</text:p>
          </table:table-cell>
        </table:table-row>
        <table:table-row table:style-name="ro1">
          <table:table-cell office:value-type="float" office:value="1.47811703642432" calcext:value-type="float">
            <text:p>1.4781170364243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covered-table-cell/>
          <table:table-cell table:style-name="ce35" office:value-type="string" calcext:value-type="string">
            <text:p>g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63875839423887" calcext:value-type="float">
            <text:p>-0.363875839423887</text:p>
          </table:table-cell>
          <table:table-cell office:value-type="float" office:value="-0.369185226217688" calcext:value-type="float">
            <text:p>-0.369185226217688</text:p>
          </table:table-cell>
          <table:table-cell office:value-type="float" office:value="-0.363875839423887" calcext:value-type="float">
            <text:p>-0.363875839423887</text:p>
          </table:table-cell>
          <table:table-cell table:number-columns-repeated="2" office:value-type="float" office:value="-0.369185226217688" calcext:value-type="float">
            <text:p>-0.369185226217688</text:p>
          </table:table-cell>
          <table:table-cell office:value-type="float" office:value="-0.363875839423887" calcext:value-type="float">
            <text:p>-0.363875839423887</text:p>
          </table:table-cell>
          <table:table-cell office:value-type="float" office:value="-0.360281185621753" calcext:value-type="float">
            <text:p>-0.360281185621753</text:p>
          </table:table-cell>
          <table:covered-table-cell/>
          <table:table-cell office:value-type="string" calcext:value-type="string">
            <text:p>g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/>
          <table:table-cell office:value-type="string" calcext:value-type="string">
            <text:p>g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covered-table-cell/>
          <table:table-cell office:value-type="string" calcext:value-type="string">
            <text:p>g9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1.83970833002466" calcext:value-type="float">
            <text:p>-1.83970833002466</text:p>
          </table:table-cell>
          <table:table-cell table:style-name="ce6" office:value-type="float" office:value="-1.83970833002466" calcext:value-type="float">
            <text:p>-1.83970833002466</text:p>
          </table:table-cell>
          <table:table-cell table:style-name="ce9" office:value-type="float" office:value="-1.83970833002466" calcext:value-type="float">
            <text:p>-1.83970833002466</text:p>
          </table:table-cell>
          <table:table-cell table:style-name="ce12" office:value-type="float" office:value="-1.83970833002466" calcext:value-type="float">
            <text:p>-1.83970833002466</text:p>
          </table:table-cell>
          <table:table-cell table:style-name="ce12" office:value-type="float" office:value="-1.83983013724623" calcext:value-type="float">
            <text:p>-1.83983013724623</text:p>
          </table:table-cell>
          <table:table-cell table:style-name="ce15" office:value-type="float" office:value="-1.82131124672441" calcext:value-type="float">
            <text:p>-1.82131124672441</text:p>
          </table:table-cell>
          <table:table-cell table:style-name="ce15" office:value-type="float" office:value="-1.83970833002466" calcext:value-type="float">
            <text:p>-1.83970833002466</text:p>
          </table:table-cell>
          <table:covered-table-cell/>
          <table:table-cell office:value-type="string" calcext:value-type="string">
            <text:p>g10</text:p>
          </table:table-cell>
        </table:table-row>
        <table:table-row table:style-name="ro1">
          <table:table-cell table:style-name="Default" table:formula="of:=100-COUNTIF([.A3:.A102];&quot;0&quot;)" office:value-type="float" office:value="41" calcext:value-type="float">
            <text:p>41</text:p>
          </table:table-cell>
          <table:table-cell table:style-name="Default" table:formula="of:=100-COUNTIF([.B3:.B102];&quot;0&quot;)" office:value-type="float" office:value="55" calcext:value-type="float">
            <text:p>55</text:p>
          </table:table-cell>
          <table:table-cell table:style-name="Default" table:formula="of:=100-COUNTIF([.C3:.C102];&quot;0&quot;)" office:value-type="float" office:value="56" calcext:value-type="float">
            <text:p>56</text:p>
          </table:table-cell>
          <table:table-cell table:style-name="Default" table:formula="of:=100-COUNTIF([.D3:.D102];&quot;0&quot;)" office:value-type="float" office:value="51" calcext:value-type="float">
            <text:p>51</text:p>
          </table:table-cell>
          <table:table-cell table:style-name="Default" table:formula="of:=100-COUNTIF([.E3:.E102];&quot;0&quot;)" office:value-type="float" office:value="52" calcext:value-type="float">
            <text:p>52</text:p>
          </table:table-cell>
          <table:table-cell table:style-name="Default" table:formula="of:=100-COUNTIF([.F3:.F102];&quot;0&quot;)" office:value-type="float" office:value="55" calcext:value-type="float">
            <text:p>55</text:p>
          </table:table-cell>
          <table:table-cell table:style-name="Default" table:formula="of:=100-COUNTIF([.G3:.G102];&quot;0&quot;)" office:value-type="float" office:value="55" calcext:value-type="float">
            <text:p>55</text:p>
          </table:table-cell>
          <table:table-cell table:style-name="Default" table:formula="of:=100-COUNTIF([.H3:.H102];&quot;0&quot;)" office:value-type="float" office:value="55" calcext:value-type="float">
            <text:p>55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21:28:21.926611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0:53:10.686429118</meta:creation-date>
    <dc:date>2019-05-02T21:39:40.977712752</dc:date>
    <meta:editing-duration>PT37M21S</meta:editing-duration>
    <meta:editing-cycles>10</meta:editing-cycles>
    <meta:generator>LibreOffice/6.0.7.3$Linux_X86_64 LibreOffice_project/00m0$Build-3</meta:generator>
    <meta:document-statistic meta:table-count="1" meta:cell-count="929" meta:object-count="0"/>
  </office:meta>
</office:document-meta>
</file>